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09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size="14pt" style:font-size-asian="14pt" style:font-size-complex="14pt"/>
    </style:style>
    <style:style style:name="ce6" style:family="table-cell" style:parent-style-name="Default" style:data-style-name="N11">
      <style:text-properties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Option 1</text:p>
          </table:table-cell>
          <table:table-cell table:style-name="Default" table:number-columns-repeated="11"/>
        </table:table-row>
        <table:table-row table:style-name="ro2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office:annotation draw:style-name="gr1" draw:text-style-name="P2" svg:width="2.899cm" svg:height="2.176cm" svg:x="5.664cm" svg:y="0.161cm" draw:caption-point-x="-0.61cm" draw:caption-point-y="0.913cm">
              <dc:date>2022-09-24T00:00:00</dc:date>
              <text:p text:style-name="P1"><text:span text:style-name="T1">This is estimate if your GRC magnitude and magnitude unit is stable.</text:span></text:p>
            </office:annotation>
            <text:p>Est GRC Per <text:s/>Day</text:p>
          </table:table-cell>
          <table:table-cell table:style-name="ce3" office:value-type="float" office:value="5" calcext:value-type="float">
            <text:p>5.00000000</text:p>
          </table:table-cell>
          <table:table-cell table:style-name="Default" table:number-columns-repeated="10"/>
        </table:table-row>
        <table:table-row table:style-name="ro2" table:number-rows-repeated="3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office:annotation draw:style-name="gr2" draw:text-style-name="P2" svg:width="2.899cm" svg:height="1.799cm" svg:x="14.699cm" svg:y="1.53cm" draw:caption-point-x="-0.61cm" draw:caption-point-y="1.51cm">
              <dc:date>2022-09-24T00:00:00</dc:date>
              <text:p text:style-name="P1"><text:span text:style-name="T1">Days since last reward</text:span></text:p>
            </office:annotation>
            <text:p>Days</text:p>
          </table:table-cell>
          <table:table-cell table:style-name="ce4" office:value-type="string" calcext:value-type="string">
            <office:annotation draw:style-name="gr2" draw:text-style-name="P2" svg:width="2.899cm" svg:height="1.799cm" svg:x="20.77cm" svg:y="1.53cm" draw:caption-point-x="-0.61cm" draw:caption-point-y="1.51cm">
              <dc:date>2022-09-24T00:00:00</dc:date>
              <text:p text:style-name="P1"><text:span text:style-name="T1">Reward owed before fees</text:span></text:p>
            </office:annotation>
            <text:p>Reward Owed</text:p>
          </table:table-cell>
          <table:table-cell table:style-name="ce4" office:value-type="string" calcext:value-type="string">
            <office:annotation draw:style-name="gr2" draw:text-style-name="P2" svg:width="2.899cm" svg:height="1.799cm" svg:x="28.748cm" svg:y="1.53cm" draw:caption-point-x="-0.61cm" draw:caption-point-y="1.51cm">
              <dc:date>2022-09-24T00:00:00</dc:date>
              <text:p text:style-name="P1"><text:span text:style-name="T1">MRC Fees: Current 80% to Foundation and 20% to Staker.</text:span></text:p>
            </office:annotation>
            <text:p>Mrc Fees</text:p>
          </table:table-cell>
          <table:table-cell table:style-name="ce4" office:value-type="string" calcext:value-type="string">
            <office:annotation draw:style-name="gr2" draw:text-style-name="P2" svg:width="2.899cm" svg:height="1.799cm" svg:x="35.745cm" svg:y="1.53cm" draw:caption-point-x="-0.61cm" draw:caption-point-y="1.51cm">
              <dc:date>2022-09-24T00:00:00</dc:date>
              <text:p text:style-name="P1"><text:span text:style-name="T1">Amount received from MRC Claim.</text:span></text:p>
            </office:annotation>
            <text:p>Reward Received</text:p>
          </table:table-cell>
          <table:table-cell table:style-name="ce4" office:value-type="string" calcext:value-type="string">
            <office:annotation draw:style-name="gr2" draw:text-style-name="P2" svg:width="2.899cm" svg:height="1.799cm" svg:x="41.028cm" svg:y="1.53cm" draw:caption-point-x="-0.61cm" draw:caption-point-y="1.51cm">
              <dc:date>2022-09-24T00:00:00</dc:date>
              <text:p text:style-name="P1"><text:span text:style-name="T1">Percentage of the MRC fees taken from reward owed.</text:span></text:p>
            </office:annotation>
            <text:p>% is fees</text:p>
          </table:table-cell>
          <table:table-cell table:style-name="ce4" office:value-type="string" calcext:value-type="string">
            <office:annotation draw:style-name="gr2" draw:text-style-name="P2" svg:width="2.899cm" svg:height="1.799cm" svg:x="45.657cm" svg:y="1.53cm" draw:caption-point-x="-0.61cm" draw:caption-point-y="1.51cm">
              <dc:date>2022-09-24T00:00:00</dc:date>
              <text:p text:style-name="P1"><text:span text:style-name="T1">% of the reward your actually receive after fees.</text:span></text:p>
            </office:annotation>
            <text:p>% you receive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5" office:value-type="float" office:value="14" calcext:value-type="float">
            <text:p>14</text:p>
          </table:table-cell>
          <table:table-cell table:style-name="ce3" table:formula="of:=[.D8]*[.B3]" office:value-type="float" office:value="70" calcext:value-type="float">
            <text:p>70.00000000</text:p>
          </table:table-cell>
          <table:table-cell table:style-name="ce3" table:formula="of:=(([.E8]*100000000)  * ((14*24*60*60) / ([.D8]*24*60*60)) * 0.4) / 100000000" office:value-type="float" office:value="28" calcext:value-type="float">
            <text:p>28.00000000</text:p>
          </table:table-cell>
          <table:table-cell table:style-name="ce3" table:formula="of:=[.E8]-[.F8]" office:value-type="float" office:value="42" calcext:value-type="float">
            <text:p>42.00000000</text:p>
          </table:table-cell>
          <table:table-cell table:style-name="ce6" table:formula="of:=[.F8]/[.E8]" office:value-type="percentage" office:value="0.4" calcext:value-type="percentage">
            <text:p>40.00%</text:p>
          </table:table-cell>
          <table:table-cell table:style-name="ce6" table:formula="of:=[.G8]/[.E8]" office:value-type="percentage" office:value="0.6" calcext:value-type="percentage">
            <text:p>60.00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21" calcext:value-type="float">
            <text:p>21</text:p>
          </table:table-cell>
          <table:table-cell table:style-name="ce3" table:formula="of:=[.D9]*[.B3]" office:value-type="float" office:value="105" calcext:value-type="float">
            <text:p>105.00000000</text:p>
          </table:table-cell>
          <table:table-cell table:style-name="ce3" table:formula="of:=(([.E9]*100000000)  * ((14*24*60*60) / ([.D9]*24*60*60)) * 0.4) / 100000000" office:value-type="float" office:value="28" calcext:value-type="float">
            <text:p>28.00000000</text:p>
          </table:table-cell>
          <table:table-cell table:style-name="ce3" table:formula="of:=[.E9]-[.F9]" office:value-type="float" office:value="77" calcext:value-type="float">
            <text:p>77.00000000</text:p>
          </table:table-cell>
          <table:table-cell table:style-name="ce6" table:formula="of:=[.F9]/[.E9]" office:value-type="percentage" office:value="0.266666666666667" calcext:value-type="percentage">
            <text:p>26.67%</text:p>
          </table:table-cell>
          <table:table-cell table:style-name="ce6" table:formula="of:=[.G9]/[.E9]" office:value-type="percentage" office:value="0.733333333333333" calcext:value-type="percentage">
            <text:p>73.33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28" calcext:value-type="float">
            <text:p>28</text:p>
          </table:table-cell>
          <table:table-cell table:style-name="ce3" table:formula="of:=[.D10]*[.B3]" office:value-type="float" office:value="140" calcext:value-type="float">
            <text:p>140.00000000</text:p>
          </table:table-cell>
          <table:table-cell table:style-name="ce3" table:formula="of:=(([.E10]*100000000)  * ((14*24*60*60) / ([.D10]*24*60*60)) * 0.4) / 100000000" office:value-type="float" office:value="28" calcext:value-type="float">
            <text:p>28.00000000</text:p>
          </table:table-cell>
          <table:table-cell table:style-name="ce3" table:formula="of:=[.E10]-[.F10]" office:value-type="float" office:value="112" calcext:value-type="float">
            <text:p>112.00000000</text:p>
          </table:table-cell>
          <table:table-cell table:style-name="ce6" table:formula="of:=[.F10]/[.E10]" office:value-type="percentage" office:value="0.2" calcext:value-type="percentage">
            <text:p>20.00%</text:p>
          </table:table-cell>
          <table:table-cell table:style-name="ce6" table:formula="of:=[.G10]/[.E10]" office:value-type="percentage" office:value="0.8" calcext:value-type="percentage">
            <text:p>80.00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3" table:formula="of:=[.D11]*[.B3]" office:value-type="float" office:value="300" calcext:value-type="float">
            <text:p>300.00000000</text:p>
          </table:table-cell>
          <table:table-cell table:style-name="ce3" table:formula="of:=(([.E11]*100000000)  * ((14*24*60*60) / ([.D11]*24*60*60)) * 0.4) / 100000000" office:value-type="float" office:value="28" calcext:value-type="float">
            <text:p>28.00000000</text:p>
          </table:table-cell>
          <table:table-cell table:style-name="ce3" table:formula="of:=[.E11]-[.F11]" office:value-type="float" office:value="272" calcext:value-type="float">
            <text:p>272.00000000</text:p>
          </table:table-cell>
          <table:table-cell table:style-name="ce6" table:formula="of:=[.F11]/[.E11]" office:value-type="percentage" office:value="0.0933333333333333" calcext:value-type="percentage">
            <text:p>9.33%</text:p>
          </table:table-cell>
          <table:table-cell table:style-name="ce6" table:formula="of:=[.G11]/[.E11]" office:value-type="percentage" office:value="0.906666666666667" calcext:value-type="percentage">
            <text:p>90.67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90" calcext:value-type="float">
            <text:p>90</text:p>
          </table:table-cell>
          <table:table-cell table:style-name="ce3" table:formula="of:=[.D12]*[.B3]" office:value-type="float" office:value="450" calcext:value-type="float">
            <text:p>450.00000000</text:p>
          </table:table-cell>
          <table:table-cell table:style-name="ce3" table:formula="of:=(([.E12]*100000000)  * ((14*24*60*60) / ([.D12]*24*60*60)) * 0.4) / 100000000" office:value-type="float" office:value="28" calcext:value-type="float">
            <text:p>28.00000000</text:p>
          </table:table-cell>
          <table:table-cell table:style-name="ce3" table:formula="of:=[.E12]-[.F12]" office:value-type="float" office:value="422" calcext:value-type="float">
            <text:p>422.00000000</text:p>
          </table:table-cell>
          <table:table-cell table:style-name="ce6" table:formula="of:=[.F12]/[.E12]" office:value-type="percentage" office:value="0.0622222222222222" calcext:value-type="percentage">
            <text:p>6.22%</text:p>
          </table:table-cell>
          <table:table-cell table:style-name="ce6" table:formula="of:=[.G12]/[.E12]" office:value-type="percentage" office:value="0.937777777777778" calcext:value-type="percentage">
            <text:p>93.78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table:formula="of:=[.D13]*[.B3]" office:value-type="float" office:value="600" calcext:value-type="float">
            <text:p>600.00000000</text:p>
          </table:table-cell>
          <table:table-cell table:style-name="ce3" table:formula="of:=(([.E13]*100000000)  * ((14*24*60*60) / ([.D13]*24*60*60)) * 0.4) / 100000000" office:value-type="float" office:value="28" calcext:value-type="float">
            <text:p>28.00000000</text:p>
          </table:table-cell>
          <table:table-cell table:style-name="ce3" table:formula="of:=[.E13]-[.F13]" office:value-type="float" office:value="572" calcext:value-type="float">
            <text:p>572.00000000</text:p>
          </table:table-cell>
          <table:table-cell table:style-name="ce6" table:formula="of:=[.F13]/[.E13]" office:value-type="percentage" office:value="0.0466666666666667" calcext:value-type="percentage">
            <text:p>4.67%</text:p>
          </table:table-cell>
          <table:table-cell table:style-name="ce6" table:formula="of:=[.G13]/[.E13]" office:value-type="percentage" office:value="0.953333333333333" calcext:value-type="percentage">
            <text:p>95.33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150" calcext:value-type="float">
            <text:p>150</text:p>
          </table:table-cell>
          <table:table-cell table:style-name="ce3" table:formula="of:=[.D14]*[.B3]" office:value-type="float" office:value="750" calcext:value-type="float">
            <text:p>750.00000000</text:p>
          </table:table-cell>
          <table:table-cell table:style-name="ce3" table:formula="of:=(([.E14]*100000000)  * ((14*24*60*60) / ([.D14]*24*60*60)) * 0.4) / 100000000" office:value-type="float" office:value="28" calcext:value-type="float">
            <text:p>28.00000000</text:p>
          </table:table-cell>
          <table:table-cell table:style-name="ce3" table:formula="of:=[.E14]-[.F14]" office:value-type="float" office:value="722" calcext:value-type="float">
            <text:p>722.00000000</text:p>
          </table:table-cell>
          <table:table-cell table:style-name="ce6" table:formula="of:=[.F14]/[.E14]" office:value-type="percentage" office:value="0.0373333333333333" calcext:value-type="percentage">
            <text:p>3.73%</text:p>
          </table:table-cell>
          <table:table-cell table:style-name="ce6" table:formula="of:=[.G14]/[.E14]" office:value-type="percentage" office:value="0.962666666666667" calcext:value-type="percentage">
            <text:p>96.27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180" calcext:value-type="float">
            <text:p>180</text:p>
          </table:table-cell>
          <table:table-cell table:style-name="ce3" table:formula="of:=[.D15]*[.B3]" office:value-type="float" office:value="900" calcext:value-type="float">
            <text:p>900.00000000</text:p>
          </table:table-cell>
          <table:table-cell table:style-name="ce3" table:formula="of:=(([.E15]*100000000)  * ((14*24*60*60) / ([.D15]*24*60*60)) * 0.4) / 100000000" office:value-type="float" office:value="28" calcext:value-type="float">
            <text:p>28.00000000</text:p>
          </table:table-cell>
          <table:table-cell table:style-name="ce3" table:formula="of:=[.E15]-[.F15]" office:value-type="float" office:value="872" calcext:value-type="float">
            <text:p>872.00000000</text:p>
          </table:table-cell>
          <table:table-cell table:style-name="ce6" table:formula="of:=[.F15]/[.E15]" office:value-type="percentage" office:value="0.0311111111111111" calcext:value-type="percentage">
            <text:p>3.11%</text:p>
          </table:table-cell>
          <table:table-cell table:style-name="ce6" table:formula="of:=[.G15]/[.E15]" office:value-type="percentage" office:value="0.968888888888889" calcext:value-type="percentage">
            <text:p>96.89%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Option 2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office:annotation draw:style-name="gr2" draw:text-style-name="P2" svg:width="2.899cm" svg:height="1.799cm" svg:x="5.664cm" svg:y="9.487cm" draw:caption-point-x="-0.61cm" draw:caption-point-y="1.51cm">
              <dc:date>2022-10-12T00:00:00</dc:date>
              <text:p text:style-name="P1">Amount of GRC owed currently.</text:p>
            </office:annotation>
            <text:p>Research Owed</text:p>
          </table:table-cell>
          <table:table-cell table:style-name="ce3" office:value-type="float" office:value="400" calcext:value-type="float">
            <text:p>400.00000000</text:p>
          </table:table-cell>
          <table:table-cell table:number-columns-repeated="3"/>
          <table:table-cell table:style-name="ce3" table:formula="of:=(([.B20]*100000000) * ((14*24*60*60) / ([.B21]*24*60*60)) * 0.4) / 100000000" office:value-type="float" office:value="19.8230088495575" calcext:value-type="float">
            <text:p>19.82300885</text:p>
          </table:table-cell>
          <table:table-cell table:style-name="ce3" table:formula="of:=[.B20]-[.F20]" office:value-type="float" office:value="380.176991150442" calcext:value-type="float">
            <text:p>380.17699115</text:p>
          </table:table-cell>
          <table:table-cell table:style-name="ce6" table:formula="of:=[.F20]/[.B20]" office:value-type="percentage" office:value="0.0495575221238938" calcext:value-type="percentage">
            <text:p>4.96%</text:p>
          </table:table-cell>
          <table:table-cell table:style-name="ce6" table:formula="of:=[.G20]/[.B20]" office:value-type="percentage" office:value="0.950442477876106" calcext:value-type="percentage">
            <text:p>95.04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2" draw:text-style-name="P2" svg:width="2.899cm" svg:height="4.546cm" svg:x="5.664cm" svg:y="10.099cm" draw:caption-point-x="-0.61cm" draw:caption-point-y="1.51cm">
              <dc:date>2022-10-12T00:00:00</dc:date>
              <text:p text:style-name="P1">This number must be number of days since last staked unless your beacon expired after your last stake and then the beacon creation date must be here.</text:p>
            </office:annotation>
            <text:p>Days Since Payout</text:p>
          </table:table-cell>
          <table:table-cell table:style-name="ce3" office:value-type="float" office:value="113" calcext:value-type="float">
            <text:p>113.00000000</text:p>
          </table:table-cell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4:05:19.214767302</meta:creation-date>
    <dc:date>2022-10-12T14:10:39.459361790</dc:date>
    <meta:editing-duration>PT15M50S</meta:editing-duration>
    <meta:editing-cycles>3</meta:editing-cycles>
    <meta:generator>LibreOffice/7.3.6.2$Linux_X86_64 LibreOffice_project/30$Build-2</meta:generator>
    <meta:document-statistic meta:table-count="1" meta:cell-count="66" meta:object-count="0"/>
  </office:meta>
</office:document-meta>
</file>